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36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9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aecf00"/>
      <style:text-properties style:use-window-font-color="true"/>
    </style:style>
    <style:style style:name="ce3" style:family="table-cell" style:parent-style-name="Default">
      <style:table-cell-properties fo:background-color="#eb613d"/>
      <style:text-properties style:use-window-font-color="true"/>
    </style:style>
    <style:style style:name="ce4" style:family="table-cell" style:parent-style-name="Default">
      <style:table-cell-properties fo:background-color="#9966cc"/>
      <style:text-properties style:use-window-font-color="true"/>
    </style:style>
    <style:style style:name="ce5" style:family="table-cell" style:parent-style-name="Default">
      <style:table-cell-properties fo:background-color="#0099ff"/>
    </style:style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50e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6633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00b8ff"/>
      <style:text-properties style:use-window-font-color="tru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3"/>
        <table:table-column table:style-name="co1" table:default-cell-style-name="ce18"/>
        <table:table-column table:style-name="co5" table:default-cell-style-name="Default"/>
        <table:table-row table:style-name="ro1" table:number-rows-repeated="7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ce11" office:value-type="string">
            <text:p>Kerbe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office:value-type="string">
            <text:p>Conrad DCF77 inv</text:p>
          </table:table-cell>
          <table:table-cell table:style-name="ce12" office:value-type="string">
            <text:p>PB0</text:p>
          </table:table-cell>
          <table:table-cell table:style-name="ce17" office:value-type="string">
            <text:p>PA0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ebug LED</text:p>
          </table:table-cell>
          <table:table-cell office:value-type="string">
            <text:p>PB1</text:p>
          </table:table-cell>
          <table:table-cell office:value-type="string">
            <text:p>PA1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CF77</text:p>
          </table:table-cell>
          <table:table-cell office:value-type="string">
            <text:p>PB2</text:p>
          </table:table-cell>
          <table:table-cell office:value-type="string">
            <text:p>PA2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nc</text:p>
          </table:table-cell>
          <table:table-cell office:value-type="string">
            <text:p>PB3</text:p>
          </table:table-cell>
          <table:table-cell office:value-type="string">
            <text:p>PA3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RCK (p2)</text:p>
          </table:table-cell>
          <table:table-cell office:value-type="string">
            <text:p>PB4(<text:span text:style-name="T1">SS</text:span>)</text:p>
          </table:table-cell>
          <table:table-cell office:value-type="string">
            <text:p>PA4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>
            <text:p>SER_IN(p3)</text:p>
          </table:table-cell>
          <table:table-cell office:value-type="string">
            <text:p>PB5(MOSI)</text:p>
          </table:table-cell>
          <table:table-cell office:value-type="string">
            <text:p>PA5</text:p>
          </table:table-cell>
          <table:table-cell/>
        </table:table-row>
        <table:table-row table:style-name="ro1">
          <table:table-cell table:number-columns-repeated="4"/>
          <table:table-cell table:style-name="ce3" office:value-type="string">
            <text:p>IR-Empfänger</text:p>
          </table:table-cell>
          <table:table-cell office:value-type="string">
            <text:p>PB6(MISO)</text:p>
          </table:table-cell>
          <table:table-cell office:value-type="string">
            <text:p>PA6</text:p>
          </table:table-cell>
          <table:table-cell office:value-type="string">
            <text:p>Temperature Senso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chieberegister</text:p>
          </table:table-cell>
          <table:table-cell/>
          <table:table-cell table:style-name="ce1" office:value-type="string">
            <text:p>SRCK(p13)</text:p>
          </table:table-cell>
          <table:table-cell office:value-type="string">
            <text:p>PB7(SCK)</text:p>
          </table:table-cell>
          <table:table-cell office:value-type="string">
            <text:p>PA7</text:p>
          </table:table-cell>
          <table:table-cell office:value-type="string">
            <text:p>Licht Sensor</text:p>
          </table:table-cell>
        </table:table-row>
        <table:table-row table:style-name="ro1">
          <table:table-cell table:number-columns-repeated="2"/>
          <table:table-cell table:style-name="ce1" office:value-type="string">
            <text:p>TPIC6B595N</text:p>
          </table:table-cell>
          <table:table-cell table:number-columns-repeated="2"/>
          <table:table-cell office:value-type="string">
            <text:p>RESET</text:p>
          </table:table-cell>
          <table:table-cell office:value-type="string">
            <text:p>AREF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VCC</text:p>
          </table:table-cell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GND</text:p>
          </table:table-cell>
          <table:table-cell office:value-type="string">
            <text:p>AVCC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14,745600 MHz</text:p>
          </table:table-cell>
          <table:table-cell office:value-type="string">
            <text:p>Quarz</text:p>
          </table:table-cell>
          <table:table-cell office:value-type="string">
            <text:p>XTAL2</text:p>
          </table:table-cell>
          <table:table-cell office:value-type="string">
            <text:p>PC7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Quarz</text:p>
          </table:table-cell>
          <table:table-cell office:value-type="string">
            <text:p>XTAL1</text:p>
          </table:table-cell>
          <table:table-cell office:value-type="string">
            <text:p>PC6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>
            <text:p>MOSF(1)</text:p>
          </table:table-cell>
          <table:table-cell office:value-type="string">
            <text:p>PD0</text:p>
          </table:table-cell>
          <table:table-cell office:value-type="string">
            <text:p>PC5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>
            <text:p>MOSF(2)</text:p>
          </table:table-cell>
          <table:table-cell office:value-type="string">
            <text:p>PD1</text:p>
          </table:table-cell>
          <table:table-cell office:value-type="string">
            <text:p>PC4</text:p>
          </table:table-cell>
          <table:table-cell/>
        </table:table-row>
        <table:table-row table:style-name="ro1">
          <table:table-cell table:number-columns-repeated="4"/>
          <table:table-cell table:style-name="ce6" office:value-type="string">
            <text:p>MOSF(3)</text:p>
          </table:table-cell>
          <table:table-cell office:value-type="string">
            <text:p>PD2</text:p>
          </table:table-cell>
          <table:table-cell office:value-type="string">
            <text:p>PC3</text:p>
          </table:table-cell>
          <table:table-cell/>
        </table:table-row>
        <table:table-row table:style-name="ro1">
          <table:table-cell table:number-columns-repeated="4"/>
          <table:table-cell table:style-name="ce7" office:value-type="string">
            <text:p>MOSF(4)</text:p>
          </table:table-cell>
          <table:table-cell office:value-type="string">
            <text:p>PD3</text:p>
          </table:table-cell>
          <table:table-cell office:value-type="string">
            <text:p>PC2</text:p>
          </table:table-cell>
          <table:table-cell/>
        </table:table-row>
        <table:table-row table:style-name="ro1">
          <table:table-cell table:number-columns-repeated="4"/>
          <table:table-cell table:style-name="ce8" office:value-type="string">
            <text:p>MOSF(5)</text:p>
          </table:table-cell>
          <table:table-cell office:value-type="string">
            <text:p>PD4</text:p>
          </table:table-cell>
          <table:table-cell office:value-type="string">
            <text:p>PC1</text:p>
          </table:table-cell>
          <table:table-cell/>
        </table:table-row>
        <table:table-row table:style-name="ro1">
          <table:table-cell table:number-columns-repeated="4"/>
          <table:table-cell table:style-name="ce9" office:value-type="string">
            <text:p>MOSF(6)</text:p>
          </table:table-cell>
          <table:table-cell office:value-type="string">
            <text:p>PD5</text:p>
          </table:table-cell>
          <table:table-cell office:value-type="string">
            <text:p>PC0</text:p>
          </table:table-cell>
          <table:table-cell/>
        </table:table-row>
        <table:table-row table:style-name="ro1">
          <table:table-cell table:number-columns-repeated="4"/>
          <table:table-cell table:style-name="ce10" office:value-type="string">
            <text:p>MOSF(7)</text:p>
          </table:table-cell>
          <table:table-cell table:style-name="ce14" office:value-type="string">
            <text:p>PD6</text:p>
          </table:table-cell>
          <table:table-cell table:style-name="ce19" office:value-type="string">
            <text:p>PD7</text:p>
          </table:table-cell>
          <table:table-cell table:style-name="ce20" office:value-type="string">
            <text:p>(16)17 Reihe Led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/>
        </table:table-row>
        <table:table-row table:style-name="ro1" table:number-rows-repeated="5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3">00.00.0000</text:date>, <text:time style:data-style-name="N2" text:time-value="0000-00-00T17:01:28.0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0T21:58:22.79</meta:creation-date>
    <dc:date>2013-01-13T17:46:25.56</dc:date>
    <meta:editing-duration>PT22H30M51S</meta:editing-duration>
    <meta:editing-cycles>11</meta:editing-cycles>
    <meta:generator>LibreOffice/3.6$Windows_x86 LibreOffice_project/e29a214-2bbed72-0621de6-a97528c-8f066d</meta:generator>
    <meta:document-statistic meta:table-count="3" meta:cell-count="64" meta:object-count="0"/>
  </office:meta>
</office:document-meta>
</file>